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2403056020627178509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6999995562305347021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7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4"><text:span text:style-name="T1"/></text:p>
      <text:p text:style-name="P14">Wed 2/27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1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1T11:38:19.50</dc:date>
    <dc:creator>James Lombardi</dc:creator>
    <meta:editing-duration>PT14H55M32S</meta:editing-duration>
    <meta:editing-cycles>95</meta:editing-cycles>
    <meta:document-statistic meta:table-count="0" meta:image-count="0" meta:object-count="0" meta:page-count="9" meta:paragraph-count="256" meta:word-count="3276" meta:character-count="16118"/>
  </office:meta>
</office:document-meta>
</file>